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Настройка шлюза.</text:p>
      <text:p text:style-name="Standard"/>
      <text:p text:style-name="Standard"><text:tab/>Параметры задаются в <text:s/>conf/config.properties файле:</text:p>
      <text:p text:style-name="Standard"><text:tab/></text:p>
      <text:p text:style-name="Standard"><text:tab/>informer.host и informer.port — параметры подключения к информеру;</text:p>
      <text:p text:style-name="Standard"><text:s text:c="12"/>informer.messages.list.capacity — для каждой рассылки заводится своя очередь, сообщений, когда количество сообщений в очереди становится равным данному ограничению, сообщения списком добавляются в рассылку;</text:p>
      <text:p text:style-name="Standard"><text:tab/>informer.sending.timeout.mls — время, по истечению которого сообщения из очереди будут добавлены в рассылку, в случае если количество сообщений в очереди меньше чем ограничение на размер очереди;</text:p>
      <text:p text:style-name="Standard"><text:tab/></text:p>
      <text:p text:style-name="Standard"><text:tab/>file.monitor.interval.mls — период, с которым проверяются отчеты о доставке;</text:p>
      <text:p text:style-name="Standard"><text:tab/></text:p>
      <text:p text:style-name="Standard"><text:tab/>journal.size.mb - ограничение на размер журнала; </text:p>
      <text:p text:style-name="Standard"><text:tab/>journal.clean.timeout.msl — период, с которым чистится журнал;</text:p>
      <text:p text:style-name="Standard"><text:tab/></text:p>
      <text:p text:style-name="Standard"><text:tab/>update.config.server.host и update.config.server.port — параметры сервера, который слушает команды на обновление конфигурации;</text:p>
      <text:p text:style-name="Standard"/>
      <text:p text:style-name="Standard"><text:tab/>send.receipts.speed.default — значения по умолчанию на скорость отправки отчетов о доставке, настраивается из консоли; </text:p>
      <text:p text:style-name="Standard"/>
      <text:p text:style-name="Standard"><text:tab/>send.receipt.max.time.default.min — значение по умолчанию на время жизни отчетов о доставке, настраивается из консоли;</text:p>
      <text:p text:style-name="Standard"/>
      <text:p text:style-name="Standard"><text:tab/>resend.receipts.interval.sec — период, с которым перепосылаются отчеты о доставке;</text:p>
      <text:p text:style-name="Standard"/>
      <text:p text:style-name="Standard"><text:tab/>resend.receipts.timeout.sec — если в течении этого времени не получен DeliverSMResp, то делается перепосылка отчета о доставке;</text:p>
      <text:p text:style-name="Standard"/>
      <text:p text:style-name="Standard"><text:tab/>final.log.dir — расположение директории с отчетами о доставке, если не задан, то используется <text:bookmark-start text:name="__DdeLink__4_1272810971"/>${INST}<text:bookmark-end text:name="__DdeLink__4_1272810971"/>/final_log ;</text:p>
      <text:p text:style-name="Standard"/>
      <text:p text:style-name="Standard"><text:tab/>journal.dir — расположение директории с журналом, если не задан, то испольуется ${INST}/journal ;</text:p>
      <text:p text:style-name="Standard"/>
      <text:p text:style-name="Standard"><text:tab/>endpoints.file — расположение файла с настройками smpp подключений, если не задан, то используется <text:bookmark-start text:name="__DdeLink__6_1272810971"/>${INST}/conf/endpoints.xml<text:bookmark-end text:name="__DdeLink__6_1272810971"/></text:p>
      <text:p text:style-name="Standard"/>
      <text:p text:style-name="Standard"><text:tab/>deliveries.file — расположение файла с настройками провайдеров, если не задан то используется ${INST}/conf/deliveries.xml</text:p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епанов Николаевич</meta:initial-creator>
    <meta:creation-date>2011-11-16T11:09:08</meta:creation-date>
    <dc:date>2011-11-16T11:41:25</dc:date>
    <dc:creator>Степанов Николаевич</dc:creator>
    <meta:editing-duration>PT32M6S</meta:editing-duration>
    <meta:editing-cycles>3</meta:editing-cycles>
    <meta:generator>LibreOffice/3.3$Linux LibreOffice_project/330m19$Build-401</meta:generator>
    <meta:document-statistic meta:table-count="0" meta:image-count="0" meta:object-count="0" meta:page-count="1" meta:paragraph-count="22" meta:word-count="206" meta:character-count="1782"/>
  </office:meta>
</office:document-meta>
</file>